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start="Arrow" draw:marker-end="Arrow" draw:marker-end-width="0.2cm" draw:fill="none" draw:textarea-vertical-align="middle"/>
    </style:style>
    <style:style style:name="gr3" style:family="graphic" style:parent-style-name="objectwithoutfill">
      <style:graphic-properties draw:marker-start="Arrow" draw:marker-end="" draw:marker-end-width="0.3cm" draw:fill="none" draw:textarea-vertical-align="middle"/>
    </style:style>
    <style:style style:name="gr4" style:family="graphic" style:parent-style-name="standard">
      <style:graphic-properties draw:textarea-horizontal-align="justify" draw:textarea-vertical-align="middle" draw:auto-grow-height="false" fo:min-height="0cm" fo:min-width="0cm" fo:wrap-option="no-wrap"/>
    </style:style>
    <style:style style:name="gr5" style:family="graphic" style:parent-style-name="objectwithoutfill">
      <style:graphic-properties draw:marker-start="Arrow" draw:marker-end="Arrow" draw:marker-end-width="0.2cm" draw:fill="none" draw:textarea-vertical-align="middle"/>
    </style:style>
    <style:style style:name="gr6" style:family="graphic" style:parent-style-name="objectwithoutfill">
      <style:graphic-properties draw:marker-start="Arrow" draw:marker-start-width="0.2cm" draw:marker-end="Arrow" draw:marker-end-width="0.2cm" draw:fill="none"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8pt" style:font-size-complex="18pt"/>
    </style:style>
    <style:style style:name="P3" style:family="paragraph">
      <style:paragraph-properties fo:text-align="center"/>
      <style:text-properties fo:font-size="10pt"/>
    </style:style>
    <style:style style:name="P4" style:family="paragraph">
      <style:paragraph-properties fo:text-align="center"/>
      <style:text-properties fo:font-size="8pt" style:font-size-asian="8pt" style:font-size-complex="8pt"/>
    </style:style>
    <style:style style:name="P5" style:family="paragraph">
      <style:paragraph-properties fo:text-align="center"/>
      <style:text-properties fo:font-size="8pt" style:font-size-asian="18pt" style:font-size-complex="18pt"/>
    </style:style>
    <style:style style:name="T1" style:family="text">
      <style:text-properties fo:font-size="10pt" style:font-size-asian="18pt" style:font-size-complex="18pt"/>
    </style:style>
    <style:style style:name="T2" style:family="text">
      <style:text-properties fo:font-size="10pt"/>
    </style:style>
    <style:style style:name="T3" style:family="text">
      <style:text-properties fo:font-size="8pt" style:font-size-asian="8pt" style:font-size-complex="8pt"/>
    </style:style>
    <style:style style:name="T4" style:family="text">
      <style:text-properties fo:font-size="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2.8cm" svg:height="1.6cm" svg:x="1.6cm" svg:y="1.5cm">
          <text:p text:style-name="P1"><text:span text:style-name="T1">BedPad</text:span></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 draw:text-style-name="P2" xml:id="id1" draw:id="id1" draw:layer="layout" svg:width="2.2cm" svg:height="1.3cm" svg:x="3cm" svg:y="4.2cm">
          <text:p text:style-name="P1"><text:span text:style-name="T1">Polling</text:span></text:p>
          <text:p text:style-name="P1"><text:span text:style-name="T1">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6" draw:id="id6" draw:layer="layout" svg:width="2.6cm" svg:height="1.4cm" svg:x="2.6cm" svg:y="9.7cm">
          <text:p text:style-name="P1"><text:span text:style-name="T1">StoreToDb</text:span></text:p>
          <text:p text:style-name="P1"><text:span text:style-name="T1">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xml:id="id4" draw:id="id4" draw:layer="layout" svg:width="3.3cm" svg:height="1.4cm" svg:x="8.6cm" svg:y="9.8cm">
          <text:p text:style-name="P1"><text:span text:style-name="T1">SendToServer</text:span></text:p>
          <text:p text:style-name="P1"><text:span text:style-name="T1">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xml:id="id7" draw:id="id7" draw:layer="layout" svg:width="2cm" svg:height="1.9cm" svg:x="2.7cm" svg:y="12.4cm">
          <text:p text:style-name="P1"><text:span text:style-name="T2">On Device</text:span></text:p>
          <text:p text:style-name="P1"><text:span text:style-name="T2">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2" draw:text-style-name="P3" draw:layer="layout" draw:type="line" svg:x1="3cm" svg:y1="4.85cm" svg:x2="2.4cm" svg:y2="3.1cm" draw:start-shape="id1" draw:start-glue-point="3" draw:end-shape="id2" draw:end-glue-point="6" svg:d="m3000 4850-600-1750" svg:viewBox="0 0 601 1751">
          <text:p/>
        </draw:connector>
        <draw:connector draw:style-name="gr2" draw:text-style-name="P3" draw:layer="layout" draw:type="line" svg:x1="5.2cm" svg:y1="4.85cm" svg:x2="6.9cm" svg:y2="3.3cm" draw:start-shape="id1" draw:start-glue-point="1" draw:end-shape="id3" draw:end-glue-point="3" svg:d="m5200 4850 1700-1550" svg:viewBox="0 0 1701 1551">
          <text:p/>
        </draw:connector>
        <draw:connector draw:style-name="gr3" draw:text-style-name="P3" draw:layer="layout" draw:type="line" svg:x1="10.25cm" svg:y1="9.8cm" svg:x2="8.6cm" svg:y2="7.6cm" draw:start-shape="id4" draw:start-glue-point="0" draw:end-shape="id5" svg:d="m10250 9800-1650-2200" svg:viewBox="0 0 1651 2201">
          <text:p/>
        </draw:connector>
        <draw:custom-shape draw:style-name="gr1" draw:text-style-name="P4" xml:id="id3" draw:id="id3" draw:layer="layout" svg:width="2.6cm" svg:height="2.4cm" svg:x="6.9cm" svg:y="2.1cm">
          <text:p text:style-name="P1"><text:span text:style-name="T3">Sensor</text:span></text:p>
          <text:p text:style-name="P1"><text:span text:style-name="T3">Value</text:span></text:p>
          <text:p text:style-name="P1"><text:span text:style-name="T3">Intent</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ustom-shape draw:style-name="gr1" draw:text-style-name="P5" xml:id="id5" draw:id="id5" draw:layer="layout" svg:width="2.4cm" svg:height="2.4cm" svg:x="6.2cm" svg:y="6.4cm">
          <text:p text:style-name="P1"><text:span text:style-name="T4">Sensor</text:span></text:p>
          <text:p text:style-name="P1"><text:span text:style-name="T4">Value</text:span></text:p>
          <text:p text:style-name="P1"><text:span text:style-name="T4">Intent</text:span></text:p>
          <draw:enhanced-geometry svg:viewBox="0 0 20590 20590"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connector draw:style-name="gr2" draw:text-style-name="P3" draw:layer="layout" draw:type="line" svg:x1="3.9cm" svg:y1="9.7cm" svg:x2="6.2cm" svg:y2="7.6cm" draw:start-shape="id6" draw:start-glue-point="0" draw:end-shape="id5" draw:end-glue-point="3" svg:d="m3900 9700 2300-2100" svg:viewBox="0 0 2301 2101">
          <text:p/>
        </draw:connector>
        <draw:connector draw:style-name="gr2" draw:text-style-name="P3" draw:layer="layout" draw:type="line" svg:x1="3.9cm" svg:y1="11.1cm" svg:x2="3.7cm" svg:y2="12.4cm" draw:start-shape="id6" draw:start-glue-point="2" draw:end-shape="id7" draw:end-glue-point="5" svg:d="m3900 11100-200 1300" svg:viewBox="0 0 201 1301">
          <text:p/>
        </draw:connector>
        <draw:custom-shape draw:style-name="gr4" draw:text-style-name="P3" xml:id="id8" draw:id="id8" draw:layer="layout" svg:width="3.3cm" svg:height="2.1cm" svg:x="8cm" svg:y="13.6cm">
          <text:p text:style-name="P1"><text:span text:style-name="T2">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 draw:text-style-name="P3" draw:layer="layout" draw:type="line" svg:x1="10.25cm" svg:y1="11.2cm" svg:x2="9.65cm" svg:y2="13.6cm" draw:start-shape="id4" draw:start-glue-point="2" draw:end-shape="id8" draw:end-glue-point="0" svg:d="m10250 11200-600 2400" svg:viewBox="0 0 601 2401">
          <text:p/>
        </draw:connector>
        <draw:custom-shape draw:style-name="gr1" draw:text-style-name="P2" xml:id="id9" draw:id="id9" draw:layer="layout" svg:width="2.6cm" svg:height="1.4cm" svg:x="3.8cm" svg:y="17.4cm">
          <text:p text:style-name="P1"><text:span text:style-name="T1">User</text:span></text:p>
          <text:p text:style-name="P1"><text:span text:style-name="T1">Interf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 draw:text-style-name="P1" draw:layer="layout" draw:type="line" svg:x1="5.1cm" svg:y1="17.4cm" svg:x2="3.7cm" svg:y2="14.3cm" draw:start-shape="id9" draw:start-glue-point="0" draw:end-shape="id7" draw:end-glue-point="7" svg:d="m5100 17400-1400-3100" svg:viewBox="0 0 1401 3101">
          <text:p/>
        </draw:connector>
        <draw:connector draw:style-name="gr5" draw:text-style-name="P4" draw:layer="layout" draw:type="line" svg:x1="5.1cm" svg:y1="17.4cm" svg:x2="8cm" svg:y2="14.65cm" draw:start-shape="id9" draw:start-glue-point="0" draw:end-shape="id8" svg:d="m5100 17400 2900-2750" svg:viewBox="0 0 2901 2751">
          <text:p text:style-name="P1"><text:span text:style-name="T3">Query</text:span></text:p>
          <text:p text:style-name="P1"><text:span text:style-name="T3">Server</text:span></text:p>
          <text:p text:style-name="P1"><text:span text:style-name="T3">Connection</text:span></text:p>
        </draw:connector>
        <draw:custom-shape draw:style-name="gr1" draw:text-style-name="P2" xml:id="id11" draw:id="id11" draw:layer="layout" svg:width="2.6cm" svg:height="1.4cm" svg:x="10.8cm" svg:y="16.9cm">
          <text:p text:style-name="P1"><text:span text:style-name="T1">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xml:id="id10" draw:id="id10" draw:layer="layout" svg:width="2cm" svg:height="1.9cm" svg:x="11.1cm" svg:y="19.7cm">
          <text:p text:style-name="P1"><text:span text:style-name="T2">On Device</text:span></text:p>
          <text:p text:style-name="P1"><text:span text:style-name="T2">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6" draw:text-style-name="P1" draw:layer="layout" draw:type="line" svg:x1="12.1cm" svg:y1="19.7cm" svg:x2="12.1cm" svg:y2="18.3cm" draw:start-shape="id10" draw:start-glue-point="5" draw:end-shape="id11" draw:end-glue-point="2" svg:d="m12100 19700v-1400" svg:viewBox="0 0 1 1401">
          <text:p/>
        </draw:connector>
        <draw:connector draw:style-name="gr6" draw:text-style-name="P1" draw:layer="layout" draw:type="line" svg:x1="12.1cm" svg:y1="19.7cm" svg:x2="12.1cm" svg:y2="18.3cm" svg:d="m12100 19700v-1400" svg:viewBox="0 0 1 1401">
          <text:p/>
        </draw:connector>
        <draw:connector draw:style-name="gr6" draw:text-style-name="P1" draw:layer="layout" draw:type="line" svg:x1="12.1cm" svg:y1="16.9cm" svg:x2="11.3cm" svg:y2="14.65cm" draw:start-shape="id11" draw:start-glue-point="0" draw:end-shape="id8" draw:end-glue-point="1" svg:d="m12100 16900-800-2250" svg:viewBox="0 0 801 22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